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top="0.1666in" fo:margin-bottom="0.1666in" style:page-number="1"/>
    </style:style>
    <style:style style:name="T2" style:parent-style-name="DefaultParagraphFont" style:family="text">
      <style:text-properties style:font-name="Calibri" style:font-name-complex="Calibri" fo:font-weight="bold" style:font-weight-asian="bold" fo:font-size="13pt" style:font-size-asian="13pt" style:font-size-complex="13pt"/>
    </style:style>
    <style:style style:name="P3" style:parent-style-name="Standard" style:family="paragraph">
      <style:paragraph-properties fo:margin-top="0.1666in" fo:line-height="0.1666in"/>
    </style:style>
    <style:style style:name="T4" style:parent-style-name="DefaultParagraphFont" style:family="text">
      <style:text-properties style:font-name="Calibri" style:font-name-complex="Calibri"/>
    </style:style>
    <style:style style:name="T5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7" style:parent-style-name="Standard" style:family="paragraph">
      <style:paragraph-properties fo:line-height="0.1666in"/>
    </style:style>
    <style:style style:name="T8" style:parent-style-name="DefaultParagraphFont" style:family="text">
      <style:text-properties style:font-name="Calibri" style:font-name-complex="Calibri"/>
    </style:style>
    <style:style style:name="T9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13" style:parent-style-name="Standard" style:family="paragraph">
      <style:paragraph-properties fo:margin-bottom="0.0833in" fo:line-height="0.1666in"/>
    </style:style>
    <style:style style:name="T14" style:parent-style-name="DefaultParagraphFont" style:family="text">
      <style:text-properties style:font-name="Calibri" style:font-name-complex="Calibri"/>
    </style:style>
    <style:style style:name="T15" style:parent-style-name="DefaultParagraphFont" style:family="text">
      <style:text-properties style:font-name="Calibri" style:font-name-complex="Calibri"/>
    </style:style>
    <style:style style:name="P16" style:parent-style-name="Standard" style:family="paragraph">
      <style:paragraph-properties fo:line-height="0.1666in"/>
    </style:style>
    <style:style style:name="T17" style:parent-style-name="Internetlink" style:family="text">
      <style:text-properties style:font-name="Calibri" style:font-name-complex="Calibri"/>
    </style:style>
    <style:style style:name="T18" style:parent-style-name="DefaultParagraphFont" style:family="text">
      <style:text-properties style:font-name="Calibri" style:font-name-complex="Calibri"/>
    </style:style>
    <style:style style:name="T19" style:parent-style-name="DefaultParagraphFont" style:family="text">
      <style:text-properties style:font-name="Calibri" style:font-name-complex="Calibri"/>
    </style:style>
    <style:style style:name="P20" style:parent-style-name="Standard" style:family="paragraph">
      <style:paragraph-properties fo:line-height="0.1666in"/>
    </style:style>
    <style:style style:name="T21" style:parent-style-name="Internetlink" style:family="text">
      <style:text-properties style:font-name="Calibri" style:font-name-complex="Calibri"/>
    </style:style>
    <style:style style:name="T22" style:parent-style-name="Internetlink" style:family="text">
      <style:text-properties style:font-name="Calibri" style:font-name-complex="Calibri"/>
    </style:style>
    <style:style style:name="T23" style:parent-style-name="Internetlink" style:family="text">
      <style:text-properties style:font-name="Calibri" style:font-name-complex="Calibri"/>
    </style:style>
    <style:style style:name="T24" style:parent-style-name="Internetlink" style:family="text">
      <style:text-properties style:font-name="Calibri" style:font-name-complex="Calibri"/>
    </style:style>
    <style:style style:name="T25" style:parent-style-name="DefaultParagraphFont" style:family="text">
      <style:text-properties style:font-name="Calibri" style:font-name-complex="Calibri"/>
    </style:style>
    <style:style style:name="P26" style:parent-style-name="Standard" style:family="paragraph">
      <style:paragraph-properties fo:line-height="0.1666in"/>
    </style:style>
    <style:style style:name="T27" style:parent-style-name="Internetlink" style:family="text">
      <style:text-properties style:font-name="Calibri" style:font-name-complex="Calibri"/>
    </style:style>
    <style:style style:name="T28" style:parent-style-name="Internetlink" style:family="text">
      <style:text-properties style:font-name="Calibri" style:font-name-complex="Calibri"/>
    </style:style>
    <style:style style:name="T29" style:parent-style-name="DefaultParagraphFont" style:family="text">
      <style:text-properties style:font-name="Calibri" style:font-name-complex="Calibri"/>
    </style:style>
    <style:style style:name="P30" style:parent-style-name="Standard" style:family="paragraph">
      <style:paragraph-properties fo:margin-top="0.1666in" fo:line-height="0.1666in"/>
    </style:style>
    <style:style style:name="T31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32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33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34" style:parent-style-name="Standard" style:family="paragraph">
      <style:paragraph-properties fo:line-height="0.1666in"/>
    </style:style>
    <style:style style:name="T35" style:parent-style-name="DefaultParagraphFont" style:family="text">
      <style:text-properties style:font-name="Calibri" style:font-name-complex="Calibri"/>
    </style:style>
    <style:style style:name="T36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37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38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39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40" style:parent-style-name="Standard" style:family="paragraph">
      <style:paragraph-properties fo:line-height="0.1666in"/>
    </style:style>
    <style:style style:name="T41" style:parent-style-name="DefaultParagraphFont" style:family="text">
      <style:text-properties style:font-name="Calibri" style:font-name-complex="Calibri"/>
    </style:style>
    <style:style style:name="T42" style:parent-style-name="DefaultParagraphFont" style:family="text">
      <style:text-properties style:font-name="Calibri" style:font-name-complex="Calibri"/>
    </style:style>
    <style:style style:name="T43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44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45" style:parent-style-name="Standard" style:family="paragraph">
      <style:paragraph-properties fo:line-height="0.1666in"/>
    </style:style>
    <style:style style:name="T46" style:parent-style-name="DefaultParagraphFont" style:family="text">
      <style:text-properties style:font-name="Calibri" style:font-name-complex="Calibri"/>
    </style:style>
    <style:style style:name="T47" style:parent-style-name="DefaultParagraphFont" style:family="text">
      <style:text-properties style:font-name="Calibri" style:font-name-complex="Calibri"/>
    </style:style>
    <style:style style:name="T48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49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50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51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52" style:parent-style-name="Standard" style:family="paragraph">
      <style:paragraph-properties fo:line-height="0.1666in"/>
    </style:style>
    <style:style style:name="T53" style:parent-style-name="DefaultParagraphFont" style:family="text">
      <style:text-properties style:font-name="Calibri" style:font-name-complex="Calibri"/>
    </style:style>
    <style:style style:name="T54" style:parent-style-name="Internetlink" style:family="text">
      <style:text-properties style:font-name="Calibri" style:font-name-complex="Calibri"/>
    </style:style>
    <style:style style:name="T55" style:parent-style-name="Internetlink" style:family="text">
      <style:text-properties style:font-name="Calibri" style:font-name-complex="Calibri"/>
    </style:style>
    <style:style style:name="T56" style:parent-style-name="Internetlink" style:family="text">
      <style:text-properties style:font-name="Calibri" style:font-name-complex="Calibri"/>
    </style:style>
    <style:style style:name="T57" style:parent-style-name="Internetlink" style:family="text">
      <style:text-properties style:font-name="Calibri" style:font-name-complex="Calibri"/>
    </style:style>
    <style:style style:name="T58" style:parent-style-name="Internetlink" style:family="text">
      <style:text-properties style:font-name="Calibri" style:font-name-complex="Calibri"/>
    </style:style>
    <style:style style:name="T59" style:parent-style-name="DefaultParagraphFont" style:family="text">
      <style:text-properties style:font-name="Calibri" style:font-name-complex="Calibri"/>
    </style:style>
    <style:style style:name="T60" style:parent-style-name="DefaultParagraphFont" style:family="text">
      <style:text-properties style:font-name="Calibri" style:font-name-complex="Calibri"/>
    </style:style>
    <style:style style:name="P61" style:parent-style-name="Standard" style:family="paragraph">
      <style:paragraph-properties fo:line-height="0.1666in"/>
    </style:style>
    <style:style style:name="T62" style:parent-style-name="DefaultParagraphFont" style:family="text">
      <style:text-properties style:font-name="Calibri" style:font-name-complex="Calibri"/>
    </style:style>
    <style:style style:name="T63" style:parent-style-name="Internetlink" style:family="text">
      <style:text-properties style:font-name="Calibri" style:font-name-complex="Calibri"/>
    </style:style>
    <style:style style:name="T64" style:parent-style-name="Internetlink" style:family="text">
      <style:text-properties style:font-name="Calibri" style:font-name-complex="Calibri"/>
    </style:style>
    <style:style style:name="T65" style:parent-style-name="Internetlink" style:family="text">
      <style:text-properties style:font-name="Calibri" style:font-name-complex="Calibri"/>
    </style:style>
    <style:style style:name="T66" style:parent-style-name="Internetlink" style:family="text">
      <style:text-properties style:font-name="Calibri" style:font-name-complex="Calibri"/>
    </style:style>
    <style:style style:name="T67" style:parent-style-name="Internetlink" style:family="text">
      <style:text-properties style:font-name="Calibri" style:font-name-complex="Calibri"/>
    </style:style>
    <style:style style:name="T68" style:parent-style-name="Internetlink" style:family="text">
      <style:text-properties style:font-name="Calibri" style:font-name-complex="Calibri"/>
    </style:style>
    <style:style style:name="T69" style:parent-style-name="Internetlink" style:family="text">
      <style:text-properties style:font-name="Calibri" style:font-name-complex="Calibri"/>
    </style:style>
    <style:style style:name="T70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71" style:parent-style-name="Standard" style:family="paragraph">
      <style:paragraph-properties fo:line-height="0.1666in"/>
    </style:style>
    <style:style style:name="T72" style:parent-style-name="DefaultParagraphFont" style:family="text">
      <style:text-properties style:font-name="Calibri" style:font-name-complex="Calibri"/>
    </style:style>
    <style:style style:name="T73" style:parent-style-name="Internetlink" style:family="text">
      <style:text-properties style:font-name="Calibri" style:font-name-complex="Calibri"/>
    </style:style>
    <style:style style:name="T74" style:parent-style-name="Internetlink" style:family="text">
      <style:text-properties style:font-name="Calibri" style:font-name-complex="Calibri"/>
    </style:style>
    <style:style style:name="T75" style:parent-style-name="Internetlink" style:family="text">
      <style:text-properties style:font-name="Calibri" style:font-name-complex="Calibri"/>
    </style:style>
    <style:style style:name="T76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77" style:parent-style-name="Standard" style:family="paragraph">
      <style:paragraph-properties fo:line-height="0.1666in"/>
    </style:style>
    <style:style style:name="T78" style:parent-style-name="DefaultParagraphFont" style:family="text">
      <style:text-properties style:font-name="Calibri" style:font-name-complex="Calibri"/>
    </style:style>
    <style:style style:name="T79" style:parent-style-name="DefaultParagraphFont" style:family="text">
      <style:text-properties style:font-name="Calibri" style:font-name-complex="Calibri"/>
    </style:style>
    <style:style style:name="T80" style:parent-style-name="Internetlink" style:family="text">
      <style:text-properties style:font-name="Calibri" style:font-name-complex="Calibri"/>
    </style:style>
    <style:style style:name="T81" style:parent-style-name="Internetlink" style:family="text">
      <style:text-properties style:font-name="Calibri" style:font-name-complex="Calibri"/>
    </style:style>
    <style:style style:name="T82" style:parent-style-name="Internetlink" style:family="text">
      <style:text-properties style:font-name="Calibri" style:font-name-complex="Calibri"/>
    </style:style>
    <style:style style:name="T83" style:parent-style-name="Internetlink" style:family="text">
      <style:text-properties style:font-name="Calibri" style:font-name-complex="Calibri"/>
    </style:style>
    <style:style style:name="T84" style:parent-style-name="Internetlink" style:family="text">
      <style:text-properties style:font-name="Calibri" style:font-name-complex="Calibri"/>
    </style:style>
    <style:style style:name="T85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86" style:parent-style-name="Standard" style:family="paragraph">
      <style:paragraph-properties fo:line-height="0.1666in"/>
    </style:style>
    <style:style style:name="T87" style:parent-style-name="DefaultParagraphFont" style:family="text">
      <style:text-properties style:font-name="Calibri" style:font-name-complex="Calibri"/>
    </style:style>
    <style:style style:name="T88" style:parent-style-name="Internetlink" style:family="text">
      <style:text-properties style:font-name="Calibri" style:font-name-complex="Calibri"/>
    </style:style>
    <style:style style:name="T89" style:parent-style-name="Internetlink" style:family="text">
      <style:text-properties style:font-name="Calibri" style:font-name-complex="Calibri"/>
    </style:style>
    <style:style style:name="T90" style:parent-style-name="Internetlink" style:family="text">
      <style:text-properties style:font-name="Calibri" style:font-name-complex="Calibri"/>
    </style:style>
    <style:style style:name="T91" style:parent-style-name="Internetlink" style:family="text">
      <style:text-properties style:font-name="Calibri" style:font-name-complex="Calibri"/>
    </style:style>
    <style:style style:name="T92" style:parent-style-name="Internetlink" style:family="text">
      <style:text-properties style:font-name="Calibri" style:font-name-complex="Calibri"/>
    </style:style>
    <style:style style:name="T93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94" style:parent-style-name="Standard" style:family="paragraph">
      <style:paragraph-properties fo:line-height="0.1666in"/>
    </style:style>
    <style:style style:name="T95" style:parent-style-name="DefaultParagraphFont" style:family="text">
      <style:text-properties style:font-name="Calibri" style:font-name-complex="Calibri"/>
    </style:style>
    <style:style style:name="P96" style:parent-style-name="ListParagraph" style:family="paragraph">
      <style:paragraph-properties fo:margin-top="0.1666in" fo:line-height="0.1666in"/>
    </style:style>
    <style:style style:name="T97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98" style:parent-style-name="ListParagraph" style:family="paragraph">
      <style:paragraph-properties fo:margin-top="0.1666in" fo:margin-bottom="0.1666in" fo:line-height="0.1666in"/>
    </style:style>
    <style:style style:name="T99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100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101" style:parent-style-name="ListParagraph" style:family="paragraph">
      <style:paragraph-properties fo:margin-top="0.1666in" fo:margin-bottom="0.1666in" fo:line-height="0.1666in"/>
    </style:style>
    <style:style style:name="T102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103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104" style:parent-style-name="DefaultParagraphFont" style:family="text">
      <style:text-properties style:font-name="Calibri" style:font-name-complex="Calibri"/>
    </style:style>
    <style:style style:name="P105" style:parent-style-name="ListParagraph" style:family="paragraph">
      <style:paragraph-properties fo:margin-top="0.1666in" fo:margin-bottom="0.1666in" fo:line-height="0.1666in"/>
    </style:style>
    <style:style style:name="T106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107" style:parent-style-name="Standard" style:family="paragraph">
      <style:paragraph-properties fo:margin-top="0.1666in" fo:margin-bottom="0.1666in"/>
    </style:style>
    <style:style style:name="T10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0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110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1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1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13" style:parent-style-name="Standard" style:family="paragraph">
      <style:paragraph-properties fo:margin-top="0.1666in" fo:margin-bottom="0.1666in"/>
    </style:style>
    <style:style style:name="T11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1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1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1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18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1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2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21" style:parent-style-name="Standard" style:family="paragraph">
      <style:paragraph-properties fo:margin-top="0.1666in" fo:margin-bottom="0.1666in"/>
    </style:style>
    <style:style style:name="T12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2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2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2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2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27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2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2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30" style:parent-style-name="Standard" style:family="paragraph">
      <style:paragraph-properties fo:margin-top="0.1666in" fo:margin-bottom="0.1666in"/>
    </style:style>
    <style:style style:name="T13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3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3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3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3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3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3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3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3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4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4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4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4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4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4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4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47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4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4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5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51" style:parent-style-name="Standard" style:family="paragraph">
      <style:paragraph-properties fo:margin-top="0.1666in" fo:margin-bottom="0.1666in"/>
    </style:style>
    <style:style style:name="T15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5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5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5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5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57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5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5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60" style:parent-style-name="Standard" style:family="paragraph">
      <style:paragraph-properties fo:margin-top="0.1666in" fo:margin-bottom="0.1666in"/>
    </style:style>
    <style:style style:name="T16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6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6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6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6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6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6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68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6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7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71" style:parent-style-name="Standard" style:family="paragraph">
      <style:paragraph-properties fo:margin-top="0.1666in" fo:margin-bottom="0.1666in"/>
    </style:style>
    <style:style style:name="T17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7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74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7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7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7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78" style:parent-style-name="Standard" style:family="paragraph">
      <style:paragraph-properties fo:margin-top="0.1666in" fo:margin-bottom="0.1666in"/>
    </style:style>
    <style:style style:name="T17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8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8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8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8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84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185" style:parent-style-name="Standard" style:family="paragraph">
      <style:paragraph-properties fo:break-before="page" fo:margin-top="0.1666in" fo:margin-bottom="0.1666in"/>
    </style:style>
    <style:style style:name="T18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187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8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8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90" style:parent-style-name="Standard" style:family="paragraph">
      <style:paragraph-properties fo:margin-top="0.1666in" fo:margin-bottom="0.1666in"/>
    </style:style>
    <style:style style:name="T19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9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9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9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95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9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9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9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99" style:parent-style-name="Standard" style:family="paragraph">
      <style:paragraph-properties fo:margin-top="0.1666in" fo:margin-bottom="0.1666in"/>
    </style:style>
    <style:style style:name="T20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0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0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0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04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0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0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07" style:parent-style-name="Standard" style:family="paragraph">
      <style:paragraph-properties fo:margin-top="0.1666in"/>
    </style:style>
    <style:style style:name="T20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09" style:parent-style-name="Standard" style:family="paragraph"/>
    <style:style style:name="T21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11" style:parent-style-name="Standard" style:family="paragraph"/>
    <style:style style:name="T21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1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14" style:parent-style-name="Standard" style:family="paragraph">
      <style:paragraph-properties fo:margin-bottom="0.1666in"/>
    </style:style>
    <style:style style:name="T21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16" style:parent-style-name="Standard" style:family="paragraph">
      <style:paragraph-properties fo:margin-bottom="0.1666in"/>
    </style:style>
    <style:style style:name="T21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1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1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2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2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2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2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2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2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2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2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2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2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3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3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3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3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34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235" style:parent-style-name="Standard" style:family="paragraph">
      <style:paragraph-properties fo:break-before="page" fo:margin-top="0.1666in" fo:margin-bottom="0.1666in"/>
    </style:style>
    <style:style style:name="T23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237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3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3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40" style:parent-style-name="Standard" style:family="paragraph">
      <style:paragraph-properties fo:margin-top="0.1666in" fo:margin-bottom="0.1666in"/>
    </style:style>
    <style:style style:name="T24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4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4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4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4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4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4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4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4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5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5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5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5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5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5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5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5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5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59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6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6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6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63" style:parent-style-name="Standard" style:family="paragraph">
      <style:paragraph-properties fo:margin-top="0.1666in" fo:margin-bottom="0.1666in"/>
    </style:style>
    <style:style style:name="T26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6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6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6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68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6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7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71" style:parent-style-name="Standard" style:family="paragraph">
      <style:paragraph-properties fo:margin-top="0.1666in" fo:margin-bottom="0.1666in"/>
    </style:style>
    <style:style style:name="T27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7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7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7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76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7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7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79" style:parent-style-name="Standard" style:family="paragraph">
      <style:paragraph-properties fo:margin-top="0.1666in" fo:margin-bottom="0.1666in"/>
    </style:style>
    <style:style style:name="T28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8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8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8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8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85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8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8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8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89" style:parent-style-name="Standard" style:family="paragraph">
      <style:paragraph-properties fo:margin-top="0.1666in" fo:margin-bottom="0.1666in"/>
    </style:style>
    <style:style style:name="T29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9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9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9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9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9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9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9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9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9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0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0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0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0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0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0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0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07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308" style:parent-style-name="Standard" style:family="paragraph">
      <style:paragraph-properties fo:break-before="page" fo:margin-top="0.1666in" fo:margin-bottom="0.1666in"/>
    </style:style>
    <style:style style:name="T30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310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1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1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13" style:parent-style-name="Standard" style:family="paragraph">
      <style:paragraph-properties fo:margin-top="0.1666in" fo:margin-bottom="0.1666in"/>
    </style:style>
    <style:style style:name="T31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1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1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1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1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1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2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2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2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2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24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2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2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2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28" style:parent-style-name="Standard" style:family="paragraph">
      <style:paragraph-properties fo:margin-top="0.1666in" fo:margin-bottom="0.1666in"/>
    </style:style>
    <style:style style:name="T32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3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3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3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3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3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3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3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3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38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3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4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41" style:parent-style-name="Standard" style:family="paragraph">
      <style:paragraph-properties fo:margin-top="0.1666in" fo:margin-bottom="0.1666in"/>
    </style:style>
    <style:style style:name="T34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4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4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4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4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47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4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4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5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51" style:parent-style-name="Standard" style:family="paragraph">
      <style:paragraph-properties fo:margin-top="0.1666in" fo:margin-bottom="0.1666in"/>
    </style:style>
    <style:style style:name="T35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5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5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5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5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5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5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5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6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6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6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6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6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6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6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6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6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6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7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71" style:parent-style-name="Standard" style:family="paragraph">
      <style:paragraph-properties fo:break-before="page"/>
    </style:style>
    <style:style style:name="T37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373" style:parent-style-name="Standard" style:family="paragraph">
      <style:paragraph-properties fo:margin-top="0.1666in" fo:margin-bottom="0.1666in"/>
    </style:style>
    <style:style style:name="T37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7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76" style:parent-style-name="Standard" style:family="paragraph">
      <style:paragraph-properties fo:margin-top="0.1666in" fo:margin-bottom="0.1666in"/>
    </style:style>
    <style:style style:name="T37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7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7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8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81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8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8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8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85" style:parent-style-name="Standard" style:family="paragraph">
      <style:paragraph-properties fo:margin-top="0.1666in" fo:margin-bottom="0.1666in"/>
    </style:style>
    <style:style style:name="T38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8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8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8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90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9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9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93" style:parent-style-name="Standard" style:family="paragraph">
      <style:paragraph-properties fo:margin-top="0.1666in" fo:margin-bottom="0.1666in"/>
    </style:style>
    <style:style style:name="T39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9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9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9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98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9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40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401" style:parent-style-name="Standard" style:family="paragraph">
      <style:paragraph-properties fo:margin-top="0.1666in" fo:margin-bottom="0.1666in"/>
    </style:style>
    <style:style style:name="T40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40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40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40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40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40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40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40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41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41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41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41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41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41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41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41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41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41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42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42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42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423" style:parent-style-name="Standard" style:family="paragraph">
      <style:paragraph-properties fo:margin-top="0.1666in" fo:margin-bottom="0.1666in"/>
    </style:style>
    <style:style style:name="T42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425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42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42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428" style:parent-style-name="Standard" style:family="paragraph">
      <style:paragraph-properties fo:margin-top="0.1666in" fo:margin-bottom="0.1666in"/>
    </style:style>
    <style:style style:name="T42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43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43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43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433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43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43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436" style:parent-style-name="Standard" style:family="paragraph">
      <style:paragraph-properties fo:margin-top="0.1666in" fo:margin-bottom="0.1666in"/>
    </style:style>
    <style:style style:name="T43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43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43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44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44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442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44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44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445" style:parent-style-name="Standard" style:family="paragraph">
      <style:paragraph-properties fo:margin-top="0.1666in" fo:margin-bottom="0.1666in"/>
    </style:style>
    <style:style style:name="T44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44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44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44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450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45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45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45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454" style:parent-style-name="Standard" style:family="paragraph">
      <style:paragraph-properties fo:margin-top="0.1666in" fo:margin-bottom="0.1666in"/>
    </style:style>
    <style:style style:name="T45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45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45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45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45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46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46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462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463" style:parent-style-name="Standard" style:family="paragraph">
      <style:paragraph-properties fo:break-before="page" fo:margin-top="0.1666in" fo:margin-bottom="0.1666in"/>
    </style:style>
    <style:style style:name="T46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46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466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46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46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469" style:parent-style-name="Standard" style:family="paragraph">
      <style:paragraph-properties fo:margin-top="0.1666in" fo:margin-bottom="0.1666in"/>
    </style:style>
    <style:style style:name="T47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47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472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47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47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47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476" style:parent-style-name="Standard" style:family="paragraph">
      <style:paragraph-properties fo:margin-top="0.1666in" fo:margin-bottom="0.1666in"/>
    </style:style>
    <style:style style:name="T47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47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47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480" style:parent-style-name="DefaultParagraphFont" style:family="text">
      <style:text-properties style:font-name="Calibri" style:font-name-complex="Calibri" fo:font-size="12pt" style:font-size-asian="12pt" style:font-size-complex="12pt"/>
    </style:style>
  </office:automatic-styles>
  <office:body>
    <office:text text:use-soft-page-breaks="true">
      <text:p text:style-name="P1"><text:span text:style-name="T2">References:</text:span></text:p>
      <text:list text:style-name="WWNum1">
        <text:list-item text:start-value="1">
          <text:p text:style-name="P3"><text:span text:style-name="T4">Starbucks Wiki Page:<text:s/></text:span><text:a xlink:href="https://en.wikipedia.org/wiki/Starbucks" office:target-frame-name="_top" xlink:show="replace"><text:span text:style-name="T5">https://en.wikipedia.org/wiki/Starbucks</text:span></text:a><text:span text:style-name="T6"><text:line-break/></text:span></text:p>
        </text:list-item>
        <text:list-item>
          <text:p text:style-name="P7"><text:span text:style-name="T8">Starbucks in India Wiki Page:<text:s/></text:span><text:a xlink:href="https://en.wikipedia.org/wiki/Tata_Starbucks" office:target-frame-name="_top" xlink:show="replace"><text:span text:style-name="T9">https://en.wikiped</text:span><text:bookmark-start text:name="_Hlt86334663"/><text:bookmark-start text:name="_Hlt86334664"/><text:span text:style-name="T10">i</text:span><text:bookmark-end text:name="_Hlt86334663"/><text:bookmark-end text:name="_Hlt86334664"/><text:span text:style-name="T11">a.org/wiki/Tata_Starbucks</text:span></text:a><text:span text:style-name="T12"><text:line-break/></text:span></text:p>
        </text:list-item>
        <text:list-item>
          <text:p text:style-name="P13"><text:span text:style-name="T14">Interviews and news articles:</text:span><text:span text:style-name="T15"><text:tab/></text:span></text:p>
        </text:list-item>
      </text:list>
      <text:list text:style-name="WWNum4" text:continue-numbering="true">
        <text:list-item>
          <text:list>
            <text:list-item>
              <text:p text:style-name="P16"><text:a xlink:href="http://everythingexperiential.businessworld.in/article/We-need-to-look-at-marketing-as-an-experience-rather-than-a-transaction-Deepa-Krishnan-Starbucks-India/05-03-2020-185596/" office:target-frame-name="_top" xlink:show="replace"><text:span text:style-name="T17">http://everythingexperiential.businessworld.in/article/We-need-to-look-at-marketing-as-an-experience-rather-than-a-transaction-Deepa-Krishnan-Starbucks-India/05-03-2020-185596/</text:span></text:a><text:span text:style-name="T18"><text:s/>(Mar</text:span><text:span text:style-name="T19">ch 2020)</text:span></text:p>
            </text:list-item>
            <text:list-item>
              <text:p text:style-name="P20"><text:a xlink:href="https://www.indiatoday.in/education-today/featurephilia/story/meet-starbucks-marketing-brain-growth-india-963235-2017-03-01" office:target-frame-name="_top" xlink:show="replace"><text:span text:style-name="T21">https://www.indiatoday.in/edu</text:span><text:bookmark-start text:name="_Hlt86334657"/><text:bookmark-start text:name="_Hlt86334658"/><text:span text:style-name="T22">c</text:span><text:bookmark-end text:name="_Hlt86334657"/><text:bookmark-end text:name="_Hlt86334658"/><text:span text:style-name="T23">ation-today/featurephilia/story/meet-starbucks-marketing-brain-growth-india-</text:span><text:span text:style-name="T24">963235-2017-03-01</text:span></text:a><text:span text:style-name="T25"><text:s/>(January 2018)</text:span></text:p>
            </text:list-item>
            <text:list-item>
              <text:p text:style-name="P26"><text:a xlink:href="https://brandequity.economictimes.indiatimes.com/news/marketing/for-starbucks-india-it-is-all-about-creating-the-third-place-experience/56140266" office:target-frame-name="_top" xlink:show="replace"><text:span text:style-name="T27">https://brandequity.economictimes.indiatimes.com/news/marketi</text:span><text:span text:style-name="T28">ng/for-starbucks-india-it-is-all-about-creating-the-third-place-experience/56140266</text:span></text:a><text:span text:style-name="T29"><text:s/>(December 2016)</text:span></text:p>
            </text:list-item>
          </text:list>
        </text:list-item>
      </text:list>
      <text:list text:style-name="WWNum1" text:continue-numbering="true">
        <text:list-item>
          <text:p text:style-name="P30"><text:a xlink:href="https://stories.starbucks.com/stories/2012/starbucks-announces-beverage-innovation-using-green-coffee-extract-with-sta/" office:target-frame-name="_top" xlink:show="replace"><text:span text:style-name="T31">https://stories.sta</text:span><text:span text:style-name="T32">rbucks.com/stories/2012/starbucks-announces-beverage-innovation-using-green-coffee-extract-with-sta/</text:span></text:a><text:span text:style-name="T33"><text:line-break/></text:span></text:p>
        </text:list-item>
        <text:list-item>
          <text:p text:style-name="P34"><text:span text:style-name="T35">Starbucks India menu (without prices):<text:s/></text:span><text:a xlink:href="https://www.starbucks.in/menu-list" office:target-frame-name="_top" xlink:show="replace"><text:span text:style-name="T36">https://www.sta</text:span><text:bookmark-start text:name="_Hlt85996510"/><text:bookmark-start text:name="_Hlt85996511"/><text:span text:style-name="T37">r</text:span><text:bookmark-end text:name="_Hlt85996510"/><text:bookmark-end text:name="_Hlt85996511"/><text:span text:style-name="T38">bucks.in/menu-list</text:span></text:a><text:span text:style-name="T39"><text:line-break/></text:span></text:p>
        </text:list-item>
        <text:list-item>
          <text:p text:style-name="P40"><text:span text:style-name="T41">Starbucks CP, New Delhi men</text:span><text:span text:style-name="T42">u:<text:s/></text:span><text:a xlink:href="https://magicpin.in/New-Delhi/Connaught-Place-(Cp)/Restaurant/Starbucks/store/1217/menu/" office:target-frame-name="_top" xlink:show="replace"><text:span text:style-name="T43">https://magicpin.in/New-Delhi/Connaught-Place-(Cp)/Restaurant/Starbucks/store/1217/menu/</text:span></text:a><text:span text:style-name="T44"><text:line-break/></text:span></text:p>
        </text:list-item>
        <text:list-item>
          <text:p text:style-name="P45"><text:span text:style-name="T46">Starbucks Corporation’s Marketing Mix (4Ps) Analysis (201</text:span><text:span text:style-name="T47">9):<text:s/></text:span><text:a xlink:href="http://panmore.com/starbucks-coffee-marketing-mix-4ps-analysis" office:target-frame-name="_top" xlink:show="replace"><text:span text:style-name="T48">http://pa</text:span><text:bookmark-start text:name="_Hlt85996527"/><text:bookmark-start text:name="_Hlt85996528"/><text:span text:style-name="T49">n</text:span><text:bookmark-end text:name="_Hlt85996527"/><text:bookmark-end text:name="_Hlt85996528"/><text:span text:style-name="T50">more.com/starbucks-coffee-marketing-mix-4ps-analysis</text:span></text:a><text:span text:style-name="T51"><text:line-break/></text:span></text:p>
        </text:list-item>
        <text:list-item>
          <text:p text:style-name="P52"><text:span text:style-name="T53">Starbucks India Marketing Strategy (2016):<text:s/></text:span><text:a xlink:href="https://www.slideshare.net/Rjrockzcool/starbucks-india-marketing-strategy" office:target-frame-name="_top" xlink:show="replace"><text:span text:style-name="T54">https://www.slid</text:span><text:bookmark-start text:name="_Hlt86334670"/><text:bookmark-start text:name="_Hlt86334671"/><text:span text:style-name="T55">e</text:span><text:bookmark-end text:name="_Hlt86334670"/><text:bookmark-end text:name="_Hlt86334671"/><text:span text:style-name="T56">sh</text:span><text:bookmark-start text:name="_Hlt85996540"/><text:bookmark-start text:name="_Hlt85996541"/><text:span text:style-name="T57">a</text:span><text:bookmark-end text:name="_Hlt85996540"/><text:bookmark-end text:name="_Hlt85996541"/><text:span text:style-name="T58">re.net/Rjrockzcool/starbucks-india-marketing-strategy</text:span></text:a><text:span text:style-name="T59"><text:s/></text:span><text:span text:style-name="T60"><text:line-break/></text:span></text:p>
        </text:list-item>
        <text:list-item>
          <text:p text:style-name="P61"><text:span text:style-name="T62">Entry of Starbucks in Indian Market (2016):<text:s/></text:span><text:a xlink:href="https://www.researchgate.net/publication/316600552_Case_Study-_Entry_of_Starbucks_in_Indian_Market" office:target-frame-name="_top" xlink:show="replace"><text:span text:style-name="T63">https://www.resea</text:span><text:bookmark-start text:name="_Hlt85996543"/><text:bookmark-start text:name="_Hlt85996544"/><text:span text:style-name="T64">r</text:span><text:bookmark-end text:name="_Hlt85996543"/><text:bookmark-end text:name="_Hlt85996544"/><text:span text:style-name="T65">chgate.</text:span><text:bookmark-start text:name="_Hlt86334099"/><text:bookmark-start text:name="_Hlt86334100"/><text:span text:style-name="T66">n</text:span><text:bookmark-end text:name="_Hlt86334099"/><text:bookmark-end text:name="_Hlt86334100"/><text:span text:style-name="T67">et/</text:span><text:bookmark-start text:name="_Hlt86334675"/><text:bookmark-start text:name="_Hlt86334676"/><text:span text:style-name="T68">p</text:span><text:bookmark-end text:name="_Hlt86334675"/><text:bookmark-end text:name="_Hlt86334676"/><text:span text:style-name="T69">ublication/316600552_Case_Study-_Entry_of_Starbucks_in_Indian_Market</text:span></text:a><text:span text:style-name="T70"><text:line-break/></text:span></text:p>
        </text:list-item>
        <text:list-item>
          <text:p text:style-name="P71"><text:span text:style-name="T72">Starbucks Marketing Analysis (2015):<text:s/></text:span><text:a xlink:href="https://www.semanticscholar.org/paper/Starbucks-Marketing-Analysis-Katerina/1d21b5743764f3196cddcb95925059695dad6eeb" office:target-frame-name="_top" xlink:show="replace"><text:span text:style-name="T73">https://www.semanti</text:span><text:bookmark-start text:name="_Hlt85996547"/><text:bookmark-start text:name="_Hlt85996548"/><text:span text:style-name="T74">c</text:span><text:bookmark-end text:name="_Hlt85996547"/><text:bookmark-end text:name="_Hlt85996548"/><text:span text:style-name="T75">scholar.org/paper/Starbucks-Marketing-Analysis-Katerina/1d21b5743764f3196cddcb95925059695dad6eeb</text:span></text:a><text:span text:style-name="T76"><text:line-break/></text:span></text:p>
        </text:list-item>
        <text:list-item>
          <text:p text:style-name="P77"><text:span text:style-name="T78">Strate</text:span><text:span text:style-name="T79">gic Marketing: A Case Study of Starbucks (2015):<text:s/></text:span><text:a xlink:href="https://www.slideshare.net/YeeJieNg/bumkt6923grouppresentation" office:target-frame-name="_top" xlink:show="replace"><text:span text:style-name="T80">https://www.slideshare.ne</text:span><text:bookmark-start text:name="_Hlt85996551"/><text:bookmark-start text:name="_Hlt85996552"/><text:span text:style-name="T81">t</text:span><text:bookmark-end text:name="_Hlt85996551"/><text:bookmark-end text:name="_Hlt85996552"/><text:span text:style-name="T82">/YeeJieNg/bumkt6</text:span><text:bookmark-start text:name="_Hlt86334683"/><text:bookmark-start text:name="_Hlt86334684"/><text:span text:style-name="T83">9</text:span><text:bookmark-end text:name="_Hlt86334683"/><text:bookmark-end text:name="_Hlt86334684"/><text:span text:style-name="T84">23grouppresentation</text:span></text:a><text:span text:style-name="T85"><text:line-break/></text:span></text:p>
        </text:list-item>
        <text:list-item>
          <text:p text:style-name="P86"><text:span text:style-name="T87">Strategic Analysis of Starbucks Corporation (2014):<text:s/></text:span><text:a xlink:href="https://scholar.harvard.edu/files/nithingeereddy/files/starbucks_case_analysis.pdf" office:target-frame-name="_top" xlink:show="replace"><text:span text:style-name="T88">https://scholar.harvard.ed</text:span><text:bookmark-start text:name="_Hlt85996575"/><text:bookmark-start text:name="_Hlt85996576"/><text:span text:style-name="T89">u</text:span><text:bookmark-end text:name="_Hlt85996575"/><text:bookmark-end text:name="_Hlt85996576"/><text:span text:style-name="T90">/files/nithing</text:span><text:bookmark-start text:name="_Hlt86334688"/><text:bookmark-start text:name="_Hlt86334689"/><text:span text:style-name="T91">e</text:span><text:bookmark-end text:name="_Hlt86334688"/><text:bookmark-end text:name="_Hlt86334689"/><text:span text:style-name="T92">ereddy/files/starbucks_case_analysis.pdf</text:span></text:a><text:span text:style-name="T93"><text:line-break/></text:span></text:p>
        </text:list-item>
        <text:list-item>
          <text:p text:style-name="P94"><text:span text:style-name="T95">Other links:</text:span></text:p>
        </text:list-item>
      </text:list>
      <text:list text:style-name="WWNum3">
        <text:list-item>
          <text:p text:style-name="P96"><text:a xlink:href="http://science.knote.com/2014/10/28/starbucks-productivity-secrets/" office:target-frame-name="_top" xlink:show="replace"><text:span text:style-name="T97">http://science.knote.com/2014/10/28/starbucks-productivity-secrets/</text:span></text:a></text:p>
        </text:list-item>
        <text:list-item>
          <text:p text:style-name="P98"><text:a xlink:href="http://panmore.com/starbucks-coffee-operations-management-10-decisions-areas-productivity" office:target-frame-name="_top" xlink:show="replace"><text:span text:style-name="T99">http://panmore.com/starbucks-coffee-operations-management-10-decis</text:span><text:span text:style-name="T100">ions-areas-productivity</text:span></text:a></text:p>
        </text:list-item>
        <text:list-item>
          <text:p text:style-name="P101"><text:a xlink:href="https://www.businessinsider.in/retail/5-ways-Starbucks-entices-you-to-spend-more-money/articleshow/46239542.cms" office:target-frame-name="_top" xlink:show="replace"><text:span text:style-name="T102">https://www.businessinsider.in/retail/5-ways-Starbucks-entices-you-to-spend-more-money/articleshow/4623</text:span><text:span text:style-name="T103">9542.cms</text:span></text:a><text:span text:style-name="T104"><text:s text:c="2"/></text:span></text:p>
        </text:list-item>
        <text:list-item>
          <text:p text:style-name="P105"><text:a xlink:href="https://www.business-standard.com/article/companies/starbucks-steps-up-its-india-game-116020301281_1.html" office:target-frame-name="_top" xlink:show="replace"><text:span text:style-name="T106">https://www.business-standard.com/article/companies/starbucks-steps-up-its-india-game-116020301281_1.html</text:span></text:a></text:p>
        </text:list-item>
      </text:list>
      <text:soft-page-break/>
      <text:p text:style-name="P107"><text:span text:style-name="T108">Questions on Pro</text:span><text:span text:style-name="T109">duct</text:span></text:p>
      <text:p text:style-name="P110"><text:span text:style-name="T111">Q1:</text:span><text:span text:style-name="T112"><text:s/>What is the core product of Starbucks?</text:span></text:p>
      <text:p text:style-name="P113"><text:span text:style-name="T114">A1:</text:span><text:span text:style-name="T115"><text:s/></text:span><text:span text:style-name="T116">Coffee</text:span><text:span text:style-name="T117"><text:s/>-----------</text:span></text:p>
      <text:p text:style-name="P118"><text:span text:style-name="T119">Q2:</text:span><text:span text:style-name="T120"><text:s/>What are the actual and augmented products of Starbucks?</text:span></text:p>
      <text:p text:style-name="P121"><text:span text:style-name="T122">A2:</text:span><text:span text:style-name="T123"><text:s/></text:span><text:span text:style-name="T124">Beverages and Snacks Augmented Products: Wifi, Chairs, Lights, Music, free deliveries, Starbucks card and readable items</text:span><text:span text:style-name="T125"><text:s/>like magazine</text:span><text:span text:style-name="T126">-----------</text:span></text:p>
      <text:p text:style-name="P127"><text:span text:style-name="T128">Q3:</text:span><text:span text:style-name="T129"><text:s/>What are the various product categories offered by Starbucks?</text:span></text:p>
      <text:p text:style-name="P130"><text:span text:style-name="T131">A3:</text:span><text:span text:style-name="T132"><text:s/>Coffee</text:span><text:span text:style-name="T133">,<text:s/></text:span><text:span text:style-name="T134">Tea</text:span><text:span text:style-name="T135">,<text:s/></text:span><text:span text:style-name="T136">Baked goods</text:span><text:span text:style-name="T137">,<text:s/></text:span><text:span text:style-name="T138">Frappuccino</text:span><text:span text:style-name="T139">,<text:s/></text:span><text:span text:style-name="T140">Smoothies</text:span><text:span text:style-name="T141">,<text:s/></text:span><text:span text:style-name="T142">Other foods and beverages</text:span><text:span text:style-name="T143">,<text:s/></text:span><text:span text:style-name="T144">Merchandise (mugs, instant coffee, etc.)</text:span><text:span text:style-name="T145"><text:s text:c="3"/></text:span><text:span text:style-name="T146">-------------</text:span></text:p>
      <text:p text:style-name="P147"><text:span text:style-name="T148">Q4:</text:span><text:span text:style-name="T149"><text:s/>How has<text:s/></text:span><text:span text:style-name="T150">Starbucks adapted its product offering to suit the Indian market?</text:span></text:p>
      <text:p text:style-name="P151"><text:span text:style-name="T152">A4:</text:span><text:span text:style-name="T153"><text:s/></text:span><text:span text:style-name="T154">By introducing Indian flavour in their menus : Tea called Teavana &amp; Himalayan water, introduced Indian dishes like Konkani Twist or a Reshmi Kebab Roll in their menu along with other tri</text:span><text:span text:style-name="T155">ed and tested muffins and sandwiches and keeping its price competitive.</text:span><text:span text:style-name="T156">-----------</text:span></text:p>
      <text:p text:style-name="P157"><text:span text:style-name="T158">Q5:</text:span><text:span text:style-name="T159"><text:s/>How has Starbucks introduced healthy products in its range?</text:span></text:p>
      <text:p text:style-name="P160"><text:span text:style-name="T161">A5:</text:span><text:span text:style-name="T162"><text:s/></text:span><text:span text:style-name="T163">I</text:span><text:span text:style-name="T164">ndians have the habit of eating along with coffee/tea. So, Starbucks has introduced<text:s/></text:span><text:span text:style-name="T165">Healthy<text:s/></text:span><text:span text:style-name="T166">Indian dishe</text:span><text:span text:style-name="T167">s like Konkani Twist or a Reshmi Kebab Roll in their menu along with other tried and tested muffins and sandwiches------------</text:span></text:p>
      <text:p text:style-name="P168"><text:span text:style-name="T169">Q6:</text:span><text:span text:style-name="T170"><text:s/>Mention an innovation by Starbucks with regard to an existing product.</text:span></text:p>
      <text:p text:style-name="P171"><text:span text:style-name="T172">A6:</text:span><text:span text:style-name="T173"><text:s/>Teavana® Oprah Chai Tea---------------</text:span></text:p>
      <text:p text:style-name="P174"><text:span text:style-name="T175">Q7:</text:span><text:span text:style-name="T176"><text:s/>What ar</text:span><text:span text:style-name="T177">e some partnerships that Starbucks has entered, from the point of view of product?</text:span></text:p>
      <text:p text:style-name="P178"><text:span text:style-name="T179">A7:</text:span><text:span text:style-name="T180"><text:s/></text:span><text:span text:style-name="T181">TATA Coffee Ltd</text:span><text:span text:style-name="T182">--------------</text:span></text:p>
      <text:p text:style-name="P183"/>
      <text:p text:style-name="P184"/>
      <text:soft-page-break/>
      <text:p text:style-name="P185"><text:span text:style-name="T186">Questions on Price</text:span></text:p>
      <text:p text:style-name="P187"><text:span text:style-name="T188">Q1:</text:span><text:span text:style-name="T189"><text:s/>What is the most expensive coffee that Starbucks in CP sells?</text:span></text:p>
      <text:p text:style-name="P190"><text:span text:style-name="T191">A1:</text:span><text:span text:style-name="T192"><text:s/></text:span><text:span text:style-name="T193">Caramel Java Chip</text:span><text:span text:style-name="T194">---------</text:span></text:p>
      <text:p text:style-name="P195"><text:span text:style-name="T196">Q2:</text:span><text:span text:style-name="T197"><text:s text:c="2"/>What is the<text:s/></text:span><text:span text:style-name="T198">least expensive coffee that Starbucks in CP sells?</text:span></text:p>
      <text:p text:style-name="P199"><text:span text:style-name="T200">A2:</text:span><text:span text:style-name="T201"><text:s/></text:span><text:span text:style-name="T202">Normal Coffee<text:s/></text:span><text:span text:style-name="T203">------------</text:span></text:p>
      <text:p text:style-name="P204"><text:span text:style-name="T205">Q3:</text:span><text:span text:style-name="T206"><text:s/>Which of the following pricing strategies does Starbucks follow? Justify your answer.</text:span></text:p>
      <text:list text:style-name="WWNum2">
        <text:list-item>
          <text:p text:style-name="P207"><text:span text:style-name="T208">Economy pricing strategy</text:span></text:p>
        </text:list-item>
        <text:list-item>
          <text:p text:style-name="P209"><text:span text:style-name="T210">Penetration pricing strategy</text:span></text:p>
        </text:list-item>
        <text:list-item>
          <text:p text:style-name="P211"><text:span text:style-name="T212">Skimming pricing<text:s/></text:span><text:span text:style-name="T213">strategy</text:span></text:p>
        </text:list-item>
        <text:list-item>
          <text:p text:style-name="P214"><text:span text:style-name="T215">Premium pricing strategy</text:span></text:p>
        </text:list-item>
        <text:list-item>
          <text:p text:style-name="P216"><text:span text:style-name="T217">A3:</text:span><text:span text:style-name="T218"><text:s/>Premium pricing strategy</text:span><text:s/><text:span text:style-name="T219">-------------------------------------------------</text:span></text:p>
        </text:list-item>
      </text:list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soft-page-break/>
      <text:p text:style-name="P235"><text:span text:style-name="T236">Questions on Place</text:span></text:p>
      <text:p text:style-name="P237"><text:span text:style-name="T238">Q1:</text:span><text:span text:style-name="T239"><text:s/>How many cities in India have at least one Starbucks store?</text:span></text:p>
      <text:p text:style-name="P240"><text:span text:style-name="T241">A1:</text:span><text:span text:style-name="T242"><text:s/></text:span><text:span text:style-name="T243">Gurgaon, Noida, Mumbai, Pune, Bangalore , Chennai, Hyderabad, Kolkata, <text:s/>Chandigarh, Zirakpur, Amritsar, Ludhiana, Ahmedabad, Surat, Vadodara, Statue of Unity, Lucknow, Kanpur, Muzaffarnagar ( Mansoorpur ), Kochi, Bhopal, Indore, Jaipur,<text:s/></text:span><text:span text:style-name="T244">(City having only one store are<text:s/></text:span><text:span text:style-name="T245">Zirakpur</text:span><text:span text:style-name="T246">,<text:s/></text:span><text:span text:style-name="T247">Ludhiana</text:span><text:span text:style-name="T248">,<text:s/></text:span><text:span text:style-name="T249">Vadodara</text:span><text:span text:style-name="T250">,<text:s/></text:span><text:span text:style-name="T251">Statue of Unity</text:span><text:span text:style-name="T252">,<text:s/></text:span><text:span text:style-name="T253">Kanpur</text:span><text:span text:style-name="T254">,<text:s/></text:span><text:span text:style-name="T255">Muzaffarnagar ( Mansoorpur )</text:span><text:span text:style-name="T256">)</text:span><text:span text:style-name="T257"><text:s/></text:span><text:span text:style-name="T258">-----------</text:span></text:p>
      <text:p text:style-name="P259"><text:span text:style-name="T260">Q2:</text:span><text:span text:style-name="T261"><text:s/>What is the total<text:s/></text:span><text:span text:style-name="T262">number of Starbucks stores in India?</text:span></text:p>
      <text:p text:style-name="P263"><text:span text:style-name="T264">A2:</text:span><text:span text:style-name="T265"><text:s/>-</text:span><text:span text:style-name="T266">219</text:span><text:span text:style-name="T267">----------</text:span></text:p>
      <text:p text:style-name="P268"><text:span text:style-name="T269">Q3:</text:span><text:span text:style-name="T270"><text:s/>Which cities in India tend to have a Starbucks store? Why?</text:span></text:p>
      <text:p text:style-name="P271"><text:span text:style-name="T272">A3:</text:span><text:span text:style-name="T273"><text:s/>----</text:span><text:span text:style-name="T274">New Delhi</text:span><text:span text:style-name="T275">-----------------</text:span></text:p>
      <text:p text:style-name="P276"><text:span text:style-name="T277">Q4:</text:span><text:span text:style-name="T278"><text:s/>Mention an innovation by Starbucks with regard to its store strategy.</text:span></text:p>
      <text:p text:style-name="P279"><text:span text:style-name="T280">A4:</text:span><text:span text:style-name="T281"><text:s/></text:span><text:bookmark-start text:name="_Hlk86336408"/><text:span text:style-name="T282">The layout and decor of the room, the attention given by the staff, music emitted from speakers ... All details are carefully studied so that conferring the enclosure a gifted theatrical touch of a differentiating effect about the way of doing things the competition</text:span><text:bookmark-end text:name="_Hlk86336408"/><text:span text:style-name="T283">.<text:s/></text:span><text:span text:style-name="T284">-----------------</text:span></text:p>
      <text:p text:style-name="P285"><text:span text:style-name="T286">Q5:</text:span><text:span text:style-name="T287"><text:s/>What are some<text:s/></text:span><text:span text:style-name="T288">partnerships that Starbucks has entered, from the point of view of the place?</text:span></text:p>
      <text:p text:style-name="P289"><text:span text:style-name="T290">A5:</text:span><text:span text:style-name="T291"><text:s/>--</text:span><text:span text:style-name="T292">Starbucks has partnered<text:s/></text:span><text:span text:style-name="T293">Tata group to enter in India</text:span><text:span text:style-name="T294">-------------</text:span></text:p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soft-page-break/>
      <text:p text:style-name="P308"><text:span text:style-name="T309">Questions on Promotion</text:span></text:p>
      <text:p text:style-name="P310"><text:span text:style-name="T311">Q1:</text:span><text:span text:style-name="T312"><text:s/>What is the primary means of promotion for Starbucks?</text:span></text:p>
      <text:p text:style-name="P313"><text:span text:style-name="T314">A1:</text:span><text:span text:style-name="T315"><text:s/></text:span><text:span text:style-name="T316">Word-of-mouth marketing</text:span><text:span text:style-name="T317">,<text:s/></text:span><text:span text:style-name="T318">Advertising</text:span><text:span text:style-name="T319">,<text:s/></text:span><text:span text:style-name="T320">Sales promotions</text:span><text:span text:style-name="T321">,<text:s/></text:span><text:span text:style-name="T322">Public relations</text:span><text:span text:style-name="T323">.</text:span></text:p>
      <text:p text:style-name="P324"><text:span text:style-name="T325">Q2:</text:span><text:span text:style-name="T326"><text:s/>How does Starbucks go about<text:s/></text:span><text:span text:style-name="T327">executing its primary means of promotion?</text:span></text:p>
      <text:p text:style-name="P328"><text:span text:style-name="T329">A2:</text:span><text:span text:style-name="T330"><text:s/></text:span><text:span text:style-name="T331">By<text:s/></text:span><text:span text:style-name="T332">focus</text:span><text:span text:style-name="T333">ing</text:span><text:span text:style-name="T334"><text:s/>on providing the best customer experience in order to encourage people to spread positive words</text:span><text:span text:style-name="T335">.</text:span><text:span text:style-name="T336"><text:s/></text:span><text:span text:style-name="T337">-------------------</text:span></text:p>
      <text:p text:style-name="P338"><text:span text:style-name="T339">Q3:</text:span><text:span text:style-name="T340"><text:s/>What is meant by ‘Third Place’ in the context of the marketing strategy of Starbucks?</text:span></text:p>
      <text:p text:style-name="P341"><text:span text:style-name="T342">A3:</text:span><text:span text:style-name="T343"><text:s/></text:span><text:span text:style-name="T344">‘third place’ experience, where they want their consumers to come for the coffee.</text:span><text:span text:style-name="T345"><text:s/></text:span><text:span text:style-name="T346">------------------------------</text:span></text:p>
      <text:p text:style-name="P347"><text:span text:style-name="T348">Q4:</text:span><text:span text:style-name="T349"><text:s/>What is meant by ‘Fourth Place” in the context of the market</text:span><text:span text:style-name="T350">ing strategy of Starbucks?</text:span></text:p>
      <text:p text:style-name="P351"><text:span text:style-name="T352">A4:</text:span><text:span text:style-name="T353"><text:s/></text:span><text:span text:style-name="T354">Digital Marketing</text:span><text:span text:style-name="T355">-----------------------------</text:span></text:p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soft-page-break/>
      <text:p text:style-name="P371"><text:span text:style-name="T372">Questions on People</text:span></text:p>
      <text:p text:style-name="P373"><text:span text:style-name="T374">Q1:<text:s/></text:span><text:span text:style-name="T375">What are the primary target customer segments for Starbucks?</text:span></text:p>
      <text:p text:style-name="P376"><text:span text:style-name="T377">A1:</text:span><text:span text:style-name="T378"><text:s/></text:span><text:span text:style-name="T379">middle to upper-class men and women</text:span><text:span text:style-name="T380">--------------------</text:span></text:p>
      <text:p text:style-name="P381"><text:span text:style-name="T382">Q2:</text:span><text:span text:style-name="T383"><text:s/>What is the connection between the target customer<text:s/></text:span><text:span text:style-name="T384">segments for Starbucks and its choice of price and place?</text:span></text:p>
      <text:p text:style-name="P385"><text:span text:style-name="T386">A2:</text:span><text:span text:style-name="T387"><text:s/>--</text:span><text:span text:style-name="T388">Price is as per the place</text:span><text:span text:style-name="T389">-----------------------------</text:span></text:p>
      <text:p text:style-name="P390"><text:span text:style-name="T391">Q3:</text:span><text:span text:style-name="T392"><text:s/>What are Starbucks employees called?</text:span></text:p>
      <text:p text:style-name="P393"><text:span text:style-name="T394">A3:</text:span><text:span text:style-name="T395"><text:s/></text:span><text:span text:style-name="T396">Partners</text:span><text:span text:style-name="T397">-----------------------------</text:span></text:p>
      <text:p text:style-name="P398"><text:span text:style-name="T399">Q4:</text:span><text:span text:style-name="T400"><text:s/>Mention an innovation by Starbucks with regard to its employee training.</text:span></text:p>
      <text:p text:style-name="P401"><text:span text:style-name="T402">A4:</text:span><text:span text:style-name="T403"><text:s/></text:span><text:span text:style-name="T404">On-demand instructor-led training that’s the same every time.<text:s/></text:span><text:span text:style-name="T405">And<text:s/></text:span><text:span text:style-name="T406">Enable social learning between stores<text:s/></text:span><text:span text:style-name="T407">--------------------------------------------------------</text:span></text:p>
      <text:p text:style-name="P408"/>
      <text:p text:style-name="P409"/>
      <text:p text:style-name="P410"/>
      <text:p text:style-name="P411"/>
      <text:p text:style-name="P412"/>
      <text:p text:style-name="P413"/>
      <text:p text:style-name="P414"/>
      <text:p text:style-name="P415"/>
      <text:p text:style-name="P416"/>
      <text:p text:style-name="P417"/>
      <text:p text:style-name="P418"/>
      <text:p text:style-name="P419"/>
      <text:p text:style-name="P420"/>
      <text:p text:style-name="P421"/>
      <text:p text:style-name="P422"/>
      <text:p text:style-name="P423"><text:span text:style-name="T424">Questions on Physical Evidence</text:span></text:p>
      <text:p text:style-name="P425"><text:span text:style-name="T426">Q1:</text:span><text:span text:style-name="T427"><text:s/>How does the Starbucks store layout contribute to its marketing strategy?</text:span></text:p>
      <text:p text:style-name="P428"><text:span text:style-name="T429">A1:</text:span><text:span text:style-name="T430"><text:s/>--</text:span><text:span text:style-name="T431">The layout and decor of the room, the attention given by the staff, music emitted from speakers ... All details are carefully studied so that conferring the enclosure a gifted theatrical touch of a differentiating effect about the way of doing things the competition</text:span><text:span text:style-name="T432">-----------------</text:span></text:p>
      <text:p text:style-name="P433"><text:span text:style-name="T434">Q2:</text:span><text:span text:style-name="T435"><text:s/>What is the Starbucks logo?</text:span></text:p>
      <text:p text:style-name="P436"><text:span text:style-name="T437">A2:</text:span><text:span text:style-name="T438"><text:s/></text:span><text:span text:style-name="T439">-</text:span><text:s/><text:span text:style-name="T440">The original Starbucks logo was the image of a “twin-tailed mermaid”, or siren. Greek mythology has it that sirens lured sailors to a shipwreck off the coast of an island in the South Pacific, also sometimes referred to as Starbuck Islands<text:s/></text:span><text:span text:style-name="T441">-----------------</text:span></text:p>
      <text:p text:style-name="P442"><text:span text:style-name="T443">Q3:</text:span><text:span text:style-name="T444"><text:s/>Has the Starbucks logo evolved over time?</text:span></text:p>
      <text:p text:style-name="P445"><text:span text:style-name="T446">A3:</text:span><text:span text:style-name="T447"><text:s/>---</text:span><text:span text:style-name="T448">Yes</text:span><text:span text:style-name="T449">---------------------------------</text:span></text:p>
      <text:p text:style-name="P450"><text:span text:style-name="T451">Q4:</text:span><text:span text:style-name="T452"><text:s/>Can the Starbucks app be considered part of physical evidenc</text:span><text:span text:style-name="T453"><text:s/>in the 7 Ps framework? Justify your answer.</text:span></text:p>
      <text:p text:style-name="P454"><text:span text:style-name="T455">A4:</text:span><text:span text:style-name="T456"><text:s/></text:span><text:span text:style-name="T457">Yes. They focus on Building Customer relanship For example: <text:s/></text:span><text:span text:style-name="T458">The layout and decor of the room, the attention given by the staff, music emitted from speakers ... All details are carefully studied so that conferring the enclosure a gifted theatrical touch of a differentiating effect<text:s/></text:span><text:span text:style-name="T459">---------------------------</text:span></text:p>
      <text:p text:style-name="P460"/>
      <text:p text:style-name="P461"/>
      <text:p text:style-name="P462"/>
      <text:soft-page-break/>
      <text:p text:style-name="P463"><text:span text:style-name="T464">Quest</text:span><text:span text:style-name="T465">ions on Process</text:span></text:p>
      <text:p text:style-name="P466"><text:span text:style-name="T467">Q1:</text:span><text:span text:style-name="T468"><text:s/>What is the process improvement philosophy that Starbucks adopted a decade ago to improve its productivity?</text:span></text:p>
      <text:p text:style-name="P469"><text:span text:style-name="T470">A1:</text:span><text:span text:style-name="T471"><text:s/>--------------------------------------------</text:span></text:p>
      <text:p text:style-name="P472"><text:span text:style-name="T473">Q2:</text:span><text:span text:style-name="T474"><text:s/>What are some of the key metrics that Starbucks uses to measure in-store pr</text:span><text:span text:style-name="T475">oductivity?</text:span></text:p>
      <text:p text:style-name="P476"><text:span text:style-name="T477">A2:</text:span><text:span text:style-name="T478"><text:s/>--</text:span><text:span text:style-name="T479">Six sigma Methodoly</text:span><text:span text:style-name="T480">-------------------------------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ooter" style:display-name="Footer" style:family="paragraph" style:parent-style-name="Standard">
      <style:text-properties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Label1" style:display-name="ListLabel 1" style:family="text">
      <style:text-properties fo:font-weight="bold" style:font-weight-asian="bold" style:font-weight-complex="normal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fo:font-size="12pt" style:font-size-asian="12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fo:font-weight="normal" style:font-weight-asian="normal" style:font-weight-complex="normal"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 style:text-underline-color="font-color"/>
    </style:style>
    <style:style style:name="ListLabel32" style:display-name="ListLabel 32" style:family="text">
      <style:text-properties style:font-name="Calibri" style:font-name-asian="Calibri" style:font-name-complex="Calibri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weight="bold" style:font-weight-asian="bold" style:font-weight-complex="normal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3LVL1" style:family="text">
      <style:text-properties fo:font-size="12pt" style:font-size-asian="12pt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fo:font-weight="normal" style:font-weight-asian="normal" style:font-weight-complex="normal" style:text-underline-type="none" style:text-underline-color="font-color"/>
    </style:style>
    <style:style style:name="WW_CharLFO5LVL2" style:family="text">
      <style:text-properties style:font-name="Symbol"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4" style:display-name="WWNum4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5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ibran Nasir Khan</dc:creator>
    <meta:creation-date>2020-09-25T14:05:00Z</meta:creation-date>
    <dc:date>2021-10-28T12:41:00Z</dc:date>
    <meta:template xlink:href="Normal.dotm" xlink:type="simple"/>
    <meta:editing-cycles>31</meta:editing-cycles>
    <meta:editing-duration>PT107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1" meta:paragraph-count="20" meta:word-count="1513" meta:character-count="10122" meta:row-count="71" meta:non-whitespace-character-count="8629"/>
  </office:meta>
</office:document-meta>
</file>